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sans-serif" svg:font-family="sans-serif"/>
    <style:font-face style:name="Liberation Sans1" svg:font-family="'Liberation Sans'" style:font-family-generic="swiss"/>
    <style:font-face style:name="Courier" svg:font-family="Courier" style:font-family-generic="roma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Calibri" svg:font-family="Calibri" style:font-family-generic="system" style:font-pitch="variable"/>
    <style:font-face style:name="Consolas" svg:font-family="Consola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7cm" table:align="margins" style:writing-mode="page"/>
    </style:style>
    <style:style style:name="Таблица1.A" style:family="table-column">
      <style:table-column-properties style:column-width="2.096cm" style:rel-column-width="1188*"/>
    </style:style>
    <style:style style:name="Таблица1.B" style:family="table-column">
      <style:table-column-properties style:column-width="3.505cm" style:rel-column-width="1987*"/>
    </style:style>
    <style:style style:name="Таблица1.C" style:family="table-column">
      <style:table-column-properties style:column-width="3.992cm" style:rel-column-width="2263*"/>
    </style:style>
    <style:style style:name="Таблица1.D" style:family="table-column">
      <style:table-column-properties style:column-width="7.408cm" style:rel-column-width="4200*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D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left="0cm" fo:margin-right="0cm" fo:line-height="100%" fo:text-indent="0cm" style:auto-text-indent="false" style:writing-mode="page">
        <style:tab-stops>
          <style:tab-stop style:position="1.251cm"/>
        </style:tab-stops>
      </style:paragraph-properties>
      <style:text-properties style:font-name="Arial" officeooo:rsid="001385fc" officeooo:paragraph-rsid="00002ab3"/>
    </style:style>
    <style:style style:name="P2" style:family="paragraph" style:parent-style-name="Standard">
      <style:paragraph-properties fo:margin-left="0cm" fo:margin-right="0cm" fo:line-height="100%" fo:text-indent="0cm" style:auto-text-indent="false" style:writing-mode="page">
        <style:tab-stops>
          <style:tab-stop style:position="1.251cm"/>
        </style:tab-stops>
      </style:paragraph-properties>
      <style:text-properties style:font-name="Arial" officeooo:paragraph-rsid="00002ab3"/>
    </style:style>
    <style:style style:name="P3" style:family="paragraph" style:parent-style-name="Standard">
      <style:paragraph-properties fo:margin-left="0cm" fo:margin-right="0cm" fo:line-height="100%" fo:text-indent="0cm" style:auto-text-indent="false" style:writing-mode="page">
        <style:tab-stops>
          <style:tab-stop style:position="1.251cm"/>
        </style:tab-stops>
      </style:paragraph-properties>
      <style:text-properties style:font-name="Arial" fo:font-size="14pt" officeooo:paragraph-rsid="00002ab3" style:font-size-asian="14pt" style:font-size-complex="14pt"/>
    </style:style>
    <style:style style:name="P4" style:family="paragraph" style:parent-style-name="Standard">
      <style:paragraph-properties fo:margin-left="0cm" fo:margin-right="0cm" fo:line-height="100%" fo:text-align="center" style:justify-single-word="false" fo:text-indent="0cm" style:auto-text-indent="false" style:writing-mode="page">
        <style:tab-stops>
          <style:tab-stop style:position="1.251cm"/>
        </style:tab-stops>
      </style:paragraph-properties>
      <style:text-properties style:font-name="Liberation Sans" fo:font-size="14pt" officeooo:paragraph-rsid="00002ab3" style:font-size-asian="14pt" style:font-size-complex="14pt"/>
    </style:style>
    <style:style style:name="P5" style:family="paragraph" style:parent-style-name="Standard">
      <style:paragraph-properties fo:margin-left="0cm" fo:margin-right="0cm" fo:line-height="100%" fo:text-align="end" style:justify-single-word="false" fo:text-indent="0cm" style:auto-text-indent="false" style:writing-mode="page">
        <style:tab-stops>
          <style:tab-stop style:position="1.251cm"/>
        </style:tab-stops>
      </style:paragraph-properties>
      <style:text-properties style:font-name="Liberation Sans" fo:font-size="14pt" officeooo:paragraph-rsid="00002ab3" style:font-size-asian="14pt" style:font-size-complex="14pt"/>
    </style:style>
    <style:style style:name="P6" style:family="paragraph" style:parent-style-name="Standard">
      <style:paragraph-properties fo:margin-left="0cm" fo:margin-right="0cm" fo:line-height="100%" fo:text-align="end" style:justify-single-word="false" fo:text-indent="0cm" style:auto-text-indent="false" style:writing-mode="page">
        <style:tab-stops>
          <style:tab-stop style:position="1.251cm"/>
        </style:tab-stops>
      </style:paragraph-properties>
      <style:text-properties style:font-name="Liberation Sans" fo:font-size="14pt" fo:language="ru" fo:country="RU" officeooo:rsid="000c892c" officeooo:paragraph-rsid="00002ab3" style:font-size-asian="14pt" style:font-size-complex="14pt"/>
    </style:style>
    <style:style style:name="P7" style:family="paragraph" style:parent-style-name="Standard">
      <style:paragraph-properties fo:margin-left="0cm" fo:margin-right="0cm" fo:line-height="100%" fo:text-align="end" style:justify-single-word="false" fo:text-indent="0cm" style:auto-text-indent="false" style:writing-mode="page">
        <style:tab-stops>
          <style:tab-stop style:position="1.251cm"/>
        </style:tab-stops>
      </style:paragraph-properties>
      <style:text-properties style:font-name="Liberation Sans" fo:font-size="14pt" fo:font-weight="bold" officeooo:paragraph-rsid="00002ab3" style:font-size-asian="14pt" style:font-weight-asian="bold" style:font-size-complex="14pt"/>
    </style:style>
    <style:style style:name="P8" style:family="paragraph" style:parent-style-name="Standard">
      <style:paragraph-properties fo:margin-left="0cm" fo:margin-right="0cm" fo:line-height="100%" fo:text-indent="0cm" style:auto-text-indent="false" style:writing-mode="page">
        <style:tab-stops>
          <style:tab-stop style:position="1.251cm"/>
        </style:tab-stops>
      </style:paragraph-properties>
      <style:text-properties style:font-name="Liberation Sans" fo:font-size="14pt" fo:font-weight="bold" officeooo:paragraph-rsid="00002ab3" style:font-size-asian="14pt" style:font-weight-asian="bold" style:font-size-complex="14pt"/>
    </style:style>
    <style:style style:name="P9" style:family="paragraph" style:parent-style-name="Standard">
      <style:paragraph-properties fo:margin-left="0cm" fo:margin-right="0cm" fo:line-height="100%" fo:text-indent="0cm" style:auto-text-indent="false" style:writing-mode="page">
        <style:tab-stops>
          <style:tab-stop style:position="1.251cm"/>
        </style:tab-stops>
      </style:paragraph-properties>
      <style:text-properties style:font-name="Liberation Sans" fo:font-size="14pt" fo:font-weight="bold" officeooo:paragraph-rsid="00002ab3" style:font-name-asian="Calibri" style:font-size-asian="14pt" style:font-weight-asian="bold" style:font-name-complex="Calibri" style:font-size-complex="14pt" style:font-weight-complex="bold"/>
    </style:style>
    <style:style style:name="P10" style:family="paragraph" style:parent-style-name="Standard">
      <style:paragraph-properties fo:margin-left="0cm" fo:margin-right="0cm" fo:line-height="100%" fo:text-align="end" style:justify-single-word="false" fo:text-indent="0cm" style:auto-text-indent="false" style:writing-mode="page">
        <style:tab-stops>
          <style:tab-stop style:position="1.251cm"/>
        </style:tab-stops>
      </style:paragraph-properties>
      <style:text-properties style:font-name="Liberation Sans" officeooo:paragraph-rsid="00002ab3"/>
    </style:style>
    <style:style style:name="P11" style:family="paragraph" style:parent-style-name="Standard">
      <style:paragraph-properties fo:margin-left="0cm" fo:margin-right="0cm" fo:line-height="100%" fo:text-indent="0cm" style:auto-text-indent="false" style:writing-mode="page">
        <style:tab-stops>
          <style:tab-stop style:position="1.251cm"/>
        </style:tab-stops>
      </style:paragraph-properties>
      <style:text-properties style:font-name="Liberation Sans" officeooo:paragraph-rsid="00002ab3"/>
    </style:style>
    <style:style style:name="P12" style:family="paragraph" style:parent-style-name="Standard">
      <style:paragraph-properties fo:margin-left="0cm" fo:margin-right="0cm" fo:line-height="100%" fo:text-indent="0cm" style:auto-text-indent="false" style:writing-mode="page">
        <style:tab-stops>
          <style:tab-stop style:position="1.251cm"/>
        </style:tab-stops>
      </style:paragraph-properties>
      <style:text-properties style:font-name="Liberation Sans" fo:font-size="12pt" fo:language="ru" fo:country="RU" officeooo:rsid="0015aeea" officeooo:paragraph-rsid="00002ab3" style:font-size-asian="12pt" style:font-size-complex="12pt"/>
    </style:style>
    <style:style style:name="P13" style:family="paragraph" style:parent-style-name="Standard">
      <style:paragraph-properties fo:margin-left="0cm" fo:margin-right="0cm" fo:line-height="100%" fo:text-indent="0cm" style:auto-text-indent="false" style:writing-mode="page">
        <style:tab-stops>
          <style:tab-stop style:position="1.251cm"/>
        </style:tab-stops>
      </style:paragraph-properties>
      <style:text-properties style:font-name="Liberation Sans" fo:font-size="12pt" fo:language="ru" fo:country="RU" officeooo:rsid="000c892c" officeooo:paragraph-rsid="00002ab3" style:font-size-asian="12pt" style:font-size-complex="12pt"/>
    </style:style>
    <style:style style:name="P14" style:family="paragraph" style:parent-style-name="Standard">
      <style:paragraph-properties fo:margin-left="0cm" fo:margin-right="0cm" fo:line-height="100%" fo:text-indent="0cm" style:auto-text-indent="false" style:writing-mode="page">
        <style:tab-stops>
          <style:tab-stop style:position="1.251cm"/>
        </style:tab-stops>
      </style:paragraph-properties>
      <style:text-properties style:font-name="Liberation Sans" fo:font-size="12pt" officeooo:paragraph-rsid="00002ab3" style:font-size-asian="12pt" style:font-size-complex="12pt"/>
    </style:style>
    <style:style style:name="P15" style:family="paragraph" style:parent-style-name="Standard">
      <style:paragraph-properties fo:margin-left="0cm" fo:margin-right="0cm" fo:line-height="100%" fo:text-indent="0cm" style:auto-text-indent="false" style:writing-mode="page">
        <style:tab-stops>
          <style:tab-stop style:position="1.251cm"/>
        </style:tab-stops>
      </style:paragraph-properties>
      <style:text-properties style:font-name="Liberation Sans" fo:font-size="12pt" fo:language="en" fo:country="US" fo:font-weight="normal" officeooo:rsid="000c892c" officeooo:paragraph-rsid="00002ab3" style:font-name-asian="Calibri" style:font-size-asian="12pt" style:font-weight-asian="normal" style:font-name-complex="Calibri" style:font-size-complex="12pt" style:font-weight-complex="normal"/>
    </style:style>
    <style:style style:name="P16" style:family="paragraph" style:parent-style-name="Standard">
      <style:paragraph-properties fo:margin-left="0cm" fo:margin-right="0cm" fo:line-height="100%" fo:text-indent="0cm" style:auto-text-indent="false" style:writing-mode="page">
        <style:tab-stops>
          <style:tab-stop style:position="1.251cm"/>
        </style:tab-stops>
      </style:paragraph-properties>
      <style:text-properties style:font-name="Liberation Sans" fo:language="ru" fo:country="RU" officeooo:rsid="0001833f" officeooo:paragraph-rsid="0001833f"/>
    </style:style>
    <style:style style:name="P17" style:family="paragraph" style:parent-style-name="Standard">
      <style:paragraph-properties fo:margin-left="0cm" fo:margin-right="0cm" fo:line-height="100%" fo:text-indent="0cm" style:auto-text-indent="false" style:writing-mode="page">
        <style:tab-stops>
          <style:tab-stop style:position="1.251cm"/>
        </style:tab-stops>
      </style:paragraph-properties>
      <style:text-properties style:font-name="Liberation Sans" fo:language="ru" fo:country="RU" officeooo:rsid="0004a59c" officeooo:paragraph-rsid="0004a59c"/>
    </style:style>
    <style:style style:name="P18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 style:writing-mode="page">
        <style:tab-stops>
          <style:tab-stop style:position="1.251cm"/>
        </style:tab-stops>
      </style:paragraph-properties>
      <style:text-properties fo:color="#000000" style:font-name="Courier" fo:language="ru" fo:country="RU" officeooo:rsid="0001833f" officeooo:paragraph-rsid="0001833f" style:font-name-asian="Times New Roman1" style:language-asian="ru" style:country-asian="RU" style:font-name-complex="Consolas"/>
    </style:style>
    <style:style style:name="P19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 style:writing-mode="page">
        <style:tab-stops>
          <style:tab-stop style:position="1.251cm"/>
        </style:tab-stops>
      </style:paragraph-properties>
      <style:text-properties fo:color="#000000" style:font-name="Courier" fo:font-size="12pt" officeooo:rsid="0001833f" officeooo:paragraph-rsid="0001833f" style:font-name-asian="Calibri" style:font-size-asian="12pt" style:font-name-complex="Calibri" style:font-size-complex="12pt"/>
    </style:style>
    <style:style style:name="P20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 style:writing-mode="page">
        <style:tab-stops>
          <style:tab-stop style:position="1.251cm"/>
        </style:tab-stops>
      </style:paragraph-properties>
      <style:text-properties style:font-name="Liberation Sans" officeooo:paragraph-rsid="00002ab3"/>
    </style:style>
    <style:style style:name="P21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 style:writing-mode="page">
        <style:tab-stops>
          <style:tab-stop style:position="1.251cm"/>
        </style:tab-stops>
      </style:paragraph-properties>
      <style:text-properties style:font-name="Arial" fo:font-size="14pt" fo:font-weight="bold" officeooo:paragraph-rsid="00002ab3" style:font-size-asian="14pt" style:font-weight-asian="bold" style:font-size-complex="14pt"/>
    </style:style>
    <style:style style:name="P22" style:family="paragraph" style:parent-style-name="Standard">
      <style:paragraph-properties fo:margin-left="0cm" fo:margin-right="0cm" fo:margin-top="0cm" fo:margin-bottom="0cm" loext:contextual-spacing="false" fo:line-height="100%" fo:text-indent="0cm" style:auto-text-indent="false" style:writing-mode="page">
        <style:tab-stops>
          <style:tab-stop style:position="1.251cm"/>
        </style:tab-stops>
      </style:paragraph-properties>
      <style:text-properties fo:color="#0000cc" style:font-name="Courier" fo:font-size="12pt" officeooo:rsid="0001833f" officeooo:paragraph-rsid="0001833f" style:font-name-asian="Calibri" style:font-size-asian="12pt" style:font-name-complex="Calibri" style:font-size-complex="12pt"/>
    </style:style>
    <style:style style:name="P23" style:family="paragraph" style:parent-style-name="Standard" style:master-page-name="Standard">
      <style:paragraph-properties fo:margin-left="0cm" fo:margin-right="0cm" fo:line-height="100%" fo:text-align="center" style:justify-single-word="false" fo:text-indent="0cm" style:auto-text-indent="false" style:page-number="auto" style:writing-mode="page">
        <style:tab-stops>
          <style:tab-stop style:position="1.251cm"/>
        </style:tab-stops>
      </style:paragraph-properties>
      <style:text-properties style:font-name="Liberation Sans" fo:font-size="14pt" officeooo:paragraph-rsid="00002ab3" style:font-size-asian="14pt" style:font-size-complex="14pt"/>
    </style:style>
    <style:style style:name="P24" style:family="paragraph" style:parent-style-name="Table_20_Contents">
      <style:text-properties style:font-name="Liberation Sans"/>
    </style:style>
    <style:style style:name="P25" style:family="paragraph" style:parent-style-name="Table_20_Contents">
      <style:text-properties style:font-name="Liberation Sans" fo:language="ru" fo:country="RU" officeooo:rsid="0002a6f6" officeooo:paragraph-rsid="0002a6f6"/>
    </style:style>
    <style:style style:name="P26" style:family="paragraph" style:parent-style-name="Table_20_Contents">
      <style:text-properties style:font-name="Liberation Sans" officeooo:rsid="0002a6f6" officeooo:paragraph-rsid="0002a6f6"/>
    </style:style>
    <style:style style:name="T1" style:family="text">
      <style:text-properties fo:language="en" fo:country="US" officeooo:rsid="00002ab3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officeooo:rsid="0013a4ee" style:font-size-asian="14pt" style:font-size-complex="14pt"/>
    </style:style>
    <style:style style:name="T4" style:family="text">
      <style:text-properties fo:font-size="14pt" fo:language="ru" fo:country="RU" officeooo:rsid="000c892c" style:font-size-asian="14pt" style:font-size-complex="14pt"/>
    </style:style>
    <style:style style:name="T5" style:family="text">
      <style:text-properties fo:font-size="14pt" fo:language="ru" fo:country="RU" fo:font-weight="bold" officeooo:rsid="00165fd0" style:font-size-asian="14pt" style:font-weight-asian="bold" style:font-size-complex="14pt"/>
    </style:style>
    <style:style style:name="T6" style:family="text">
      <style:text-properties fo:font-size="14pt" fo:language="ru" fo:country="RU" fo:font-weight="bold" officeooo:rsid="000ef159" style:font-size-asian="14pt" style:font-weight-asian="bold" style:font-size-complex="14pt"/>
    </style:style>
    <style:style style:name="T7" style:family="text">
      <style:text-properties fo:font-size="14pt" fo:font-weight="bold" style:font-size-asian="14pt" style:font-weight-asian="bold" style:font-size-complex="14pt"/>
    </style:style>
    <style:style style:name="T8" style:family="text">
      <style:text-properties fo:font-size="14pt" fo:font-weight="bold" style:font-size-asian="14pt" style:font-weight-asian="bold" style:font-size-complex="14pt" style:font-weight-complex="bold"/>
    </style:style>
    <style:style style:name="T9" style:family="text">
      <style:text-properties fo:font-size="14pt" fo:font-style="italic" fo:font-weight="bold" style:font-size-asian="14pt" style:font-style-asian="italic" style:font-weight-asian="bold" style:font-size-complex="14pt"/>
    </style:style>
    <style:style style:name="T10" style:family="text">
      <style:text-properties fo:font-size="12pt" style:font-size-asian="12pt" style:font-size-complex="12pt"/>
    </style:style>
    <style:style style:name="T11" style:family="text">
      <style:text-properties fo:font-size="12pt" fo:language="ru" fo:country="RU" officeooo:rsid="0015aeea" style:font-size-asian="12pt" style:font-size-complex="12pt"/>
    </style:style>
    <style:style style:name="T12" style:family="text">
      <style:text-properties fo:font-size="12pt" fo:language="ru" fo:country="RU" officeooo:rsid="00002ab3" style:font-size-asian="12pt" style:font-size-complex="12pt"/>
    </style:style>
    <style:style style:name="T13" style:family="text">
      <style:text-properties fo:font-size="12pt" fo:font-weight="normal" style:font-name-asian="Calibri" style:font-size-asian="12pt" style:font-weight-asian="normal" style:font-name-complex="Calibri" style:font-size-complex="12pt" style:font-weight-complex="normal"/>
    </style:style>
    <style:style style:name="T14" style:family="text">
      <style:text-properties fo:font-size="12pt" fo:language="en" fo:country="US" fo:font-weight="normal" officeooo:rsid="000c892c" style:font-name-asian="Calibri" style:font-size-asian="12pt" style:font-weight-asian="normal" style:font-name-complex="Calibri" style:font-size-complex="12pt" style:font-weight-complex="normal"/>
    </style:style>
    <style:style style:name="T15" style:family="text">
      <style:text-properties style:font-name="Liberation Sans" fo:font-size="14pt" fo:font-weight="bold" style:font-size-asian="14pt" style:font-weight-asian="bold" style:font-size-complex="14pt" style:font-weight-complex="bold"/>
    </style:style>
    <style:style style:name="T16" style:family="text">
      <style:text-properties officeooo:rsid="00002ab3"/>
    </style:style>
    <style:style style:name="T17" style:family="text">
      <style:text-properties officeooo:rsid="0002a6f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Отчет по лабораторной работе №<text:span text:style-name="T1">3</text:span></text:p>
      <text:p text:style-name="P4">По курсу логического программирования.</text:p>
      <text:p text:style-name="P4"/>
      <text:p text:style-name="P4"/>
      <text:p text:style-name="P10"><text:span text:style-name="T2"><text:s text:c="69"/>Работу выполнил</text:span><text:span text:style-name="T4">а</text:span></text:p>
      <text:p text:style-name="P10"><text:span text:style-name="T4">с</text:span><text:span text:style-name="T2">тудент</text:span><text:span text:style-name="T4">ка</text:span><text:span text:style-name="T2"> группы 8О-</text:span><text:span text:style-name="T3">2</text:span><text:span text:style-name="T2">08Б</text:span></text:p>
      <text:p text:style-name="P6">Понагайбо Анастасия Олеговна</text:p>
      <text:p text:style-name="P5">Сдано: _________________</text:p>
      <text:p text:style-name="P7"/>
      <text:p text:style-name="P11"><text:span text:style-name="T7">Тема:</text:span><text:span text:style-name="T2"> </text:span></text:p>
      <text:p text:style-name="P12"><text:span text:style-name="T16">Применение</text:span> Пролог<text:span text:style-name="T1">а </text:span>для решения задач <text:span text:style-name="T16">поиска в пространстве состояний</text:span>.</text:p>
      <text:p text:style-name="P14"/>
      <text:p text:style-name="P11"><text:span text:style-name="T7">Цель работы:</text:span><text:span text:style-name="T9"> </text:span></text:p>
      <text:p text:style-name="P12">Написать и отладить Пролог-программу решения задачи <text:span text:style-name="T16">искусственного интеллекта</text:span>, <text:span text:style-name="T16">используя технологию поиска в пространстве состояний</text:span>.</text:p>
      <text:p text:style-name="P14"/>
      <text:p text:style-name="P11"><text:span text:style-name="T8">Задание:</text:span><text:span text:style-name="T2"> </text:span></text:p>
      <text:p text:style-name="P11"><text:span text:style-name="T10">Вариант № </text:span><text:span text:style-name="T12">6</text:span><text:span text:style-name="T10">. </text:span><text:span text:style-name="T11">В</text:span><text:span text:style-name="T12">доль доски расположено 8 лунок, в которых лежат 4 черных и 3 белых шара. Передвинуть черные шары на место белых, а белые — на место черных. Шар можно передвинуть в соседнюю с ним пустую лунку, либо в пустую лунку, находящуюся непосредственно за ближайшим шаром. При этом черные шары можно передвигать только вправо, а белые — только влево.</text:span></text:p>
      <text:p text:style-name="P13"/>
      <text:p text:style-name="P9">Использованные версии языка Prolog: </text:p>
      <text:p text:style-name="P11"><text:span text:style-name="T13">S</text:span><text:span text:style-name="T14">trawberry Prolog, 3.0 Beta 4.</text:span></text:p>
      <text:p text:style-name="P15"/>
      <text:p text:style-name="P8">Текст программы:</text:p>
      <text:p text:style-name="P18">move(Begin,End):-</text:p>
      <text:p text:style-name="P18"><text:s text:c="2"/>append(X,['B','W','_'|T],Begin),</text:p>
      <text:p text:style-name="P18"><text:s text:c="2"/>append(X,['_','W','B'|T],End).</text:p>
      <text:p text:style-name="P18">move(Begin,End):-</text:p>
      <text:p text:style-name="P18"><text:s text:c="2"/>append(X,['_','W'|T],Begin),</text:p>
      <text:p text:style-name="P18"><text:s text:c="2"/>append(X,['W','_'|T],End).</text:p>
      <text:p text:style-name="P18">move(Begin,End):-</text:p>
      <text:p text:style-name="P18"><text:s text:c="2"/>append(X,['_','B','W'|T],Begin),</text:p>
      <text:p text:style-name="P18"><text:s text:c="2"/>append(X,['W','B','_'|T],End).</text:p>
      <text:p text:style-name="P18">move(Begin,End):-</text:p>
      <text:p text:style-name="P18"><text:s text:c="2"/>append(X,['B','_'|T],Begin),</text:p>
      <text:p text:style-name="P18"><text:s text:c="2"/>append(X,['_','B'|T],End).</text:p>
      <text:p text:style-name="P18"/>
      <text:p text:style-name="P18">prolong([X|T],[Y,X|T]):-</text:p>
      <text:p text:style-name="P18"><text:s text:c="2"/>move(X,Y),</text:p>
      <text:p text:style-name="P18"><text:s text:c="2"/>not(member(Y,[X|T])).</text:p>
      <text:p text:style-name="P18"><text:s text:c="2"/></text:p>
      <text:p text:style-name="P18">%depth:</text:p>
      <text:p text:style-name="P18"/>
      <text:p text:style-name="P18">search_dpth(S,F):-</text:p>
      <text:p text:style-name="P18"><text:s text:c="2"/>dpth([S],F,Path),</text:p>
      <text:p text:style-name="P18"><text:s text:c="2"/>print(Path).</text:p>
      <text:p text:style-name="P18"/>
      <text:p text:style-name="P18"><text:soft-page-break/>dpth([X|T],X,[X|T]).</text:p>
      <text:p text:style-name="P18">dpth(P,F,L):-</text:p>
      <text:p text:style-name="P18"><text:s text:c="2"/>prolong(P,P1),</text:p>
      <text:p text:style-name="P18"><text:s text:c="2"/>dpth(P1,F,L).</text:p>
      <text:p text:style-name="P18"/>
      <text:p text:style-name="P18">%breadth:</text:p>
      <text:p text:style-name="P18"/>
      <text:p text:style-name="P18">search_bdth(X,Y):-</text:p>
      <text:p text:style-name="P18"><text:s text:c="2"/>bdth([[X]],Y,Path),</text:p>
      <text:p text:style-name="P18"><text:s text:c="2"/>print(Path).</text:p>
      <text:p text:style-name="P18"/>
      <text:p text:style-name="P18">bdth([[X|T]|_],X,[X|T]).</text:p>
      <text:p text:style-name="P18">bdth([P|Q1],X,R):-</text:p>
      <text:p text:style-name="P18"><text:s text:c="2"/>findall(Z,prolong(P,Z),T),</text:p>
      <text:p text:style-name="P18"><text:s text:c="2"/>append(Q1,T,Q0),!,</text:p>
      <text:p text:style-name="P18"><text:s text:c="2"/>bdth(Q0,X,R).</text:p>
      <text:p text:style-name="P18"/>
      <text:p text:style-name="P18">%iterative:</text:p>
      <text:p text:style-name="P18">int(1).</text:p>
      <text:p text:style-name="P18">int(N):-</text:p>
      <text:p text:style-name="P18"><text:s text:c="2"/>int(M),</text:p>
      <text:p text:style-name="P18"><text:s text:c="2"/>N is M+1.</text:p>
      <text:p text:style-name="P18"/>
      <text:p text:style-name="P18">search_id(Start,Finish):-</text:p>
      <text:p text:style-name="P18"><text:s text:c="2"/>int(Level),</text:p>
      <text:p text:style-name="P18"><text:s text:c="2"/>depth_id([Start],Finish,Path,Level),</text:p>
      <text:p text:style-name="P18"><text:s text:c="2"/>print(Path).</text:p>
      <text:p text:style-name="P18"/>
      <text:p text:style-name="P18">depth_id([Finish|T],Finish,[Finish|T],0).</text:p>
      <text:p text:style-name="P18">depth_id(Path,Finish,R,N):-</text:p>
      <text:p text:style-name="P18"><text:s text:c="2"/>N&gt;0,</text:p>
      <text:p text:style-name="P18"><text:s text:c="2"/>prolong(Path,NewPath),</text:p>
      <text:p text:style-name="P18"><text:s text:c="2"/>N1 is N-1,</text:p>
      <text:p text:style-name="P18"><text:s text:c="2"/>depth_id(NewPath,Finish,R,N1).</text:p>
      <text:p text:style-name="P18"/>
      <text:p text:style-name="P18">print([_]):-!.</text:p>
      <text:p text:style-name="P18">print([_,Y|T]):-</text:p>
      <text:p text:style-name="P18"><text:s text:c="2"/>print([Y|T]),</text:p>
      <text:p text:style-name="P18"><text:s text:c="2"/>write(Y),</text:p>
      <text:p text:style-name="P18"><text:s text:c="2"/>write("\n").</text:p>
      <text:p text:style-name="P18"/>
      <text:p text:style-name="P18">?-</text:p>
      <text:p text:style-name="P18">write("** DEPTH **"),%works</text:p>
      <text:p text:style-name="P18">write("\n"),</text:p>
      <text:p text:style-name="P18">BeginState = ['B','B','B','B','_','W','W','W'],</text:p>
      <text:p text:style-name="P18">EndState = ['W','W','W','_','B','B','B','B'],</text:p>
      <text:p text:style-name="P18"/>
      <text:p text:style-name="P18">search_dpth(BeginState, EndState),</text:p>
      <text:p text:style-name="P18">T1 is chronometer(), </text:p>
      <text:p text:style-name="P18">write("Depth search: "), </text:p>
      <text:p text:style-name="P18">write(T1), </text:p>
      <text:p text:style-name="P18"/>
      <text:p text:style-name="P18">write("\n\n** BREADTH ** \n"),</text:p>
      <text:p text:style-name="P18"><text:soft-page-break/>search_bdth(BeginState,EndState),</text:p>
      <text:p text:style-name="P18">T2 is chronometer(), </text:p>
      <text:p text:style-name="P18">write("Breadth search: "), </text:p>
      <text:p text:style-name="P18">write(T2), </text:p>
      <text:p text:style-name="P18"/>
      <text:p text:style-name="P18">write("\n\n** ITERATIVE **\n"),</text:p>
      <text:p text:style-name="P18">search_id(BeginState, EndState),</text:p>
      <text:p text:style-name="P18">T3 is chronometer(),!,</text:p>
      <text:p text:style-name="P18">write("Iterative search: "), </text:p>
      <text:p text:style-name="P18">write(T3), </text:p>
      <text:p text:style-name="P18">write("\n\nDepth search | Breadth search | Iterative search\n"),</text:p>
      <text:p text:style-name="P18">write(T1),</text:p>
      <text:p text:style-name="P18">write(" <text:s text:c="6"/>"),</text:p>
      <text:p text:style-name="P18">write(T2),</text:p>
      <text:p text:style-name="P18">write(" <text:s text:c="8"/>"),</text:p>
      <text:p text:style-name="P18">write(T3),</text:p>
      <text:p text:style-name="P18">write("\n").</text:p>
      <text:p text:style-name="P18"/>
      <text:p text:style-name="P20"><text:span text:style-name="T5">Вывод программы</text:span><text:span text:style-name="T6">:</text:span></text:p>
      <text:p text:style-name="P21"/>
      <text:p text:style-name="P19">** DEPTH **</text:p>
      <text:p text:style-name="P19">[B, B, B, B, _, W, W, W]</text:p>
      <text:p text:style-name="P19">[B, B, B, B, W, _, W, W]</text:p>
      <text:p text:style-name="P19">[B, B, B, _, W, B, W, W]</text:p>
      <text:p text:style-name="P19">[B, B, _, B, W, B, W, W]</text:p>
      <text:p text:style-name="P19">[B, B, W, B, _, B, W, W]</text:p>
      <text:p text:style-name="P19">[B, B, W, B, W, B, _, W]</text:p>
      <text:p text:style-name="P19">[B, B, W, B, W, B, W, _]</text:p>
      <text:p text:style-name="P19">[B, B, W, B, W, _, W, B]</text:p>
      <text:p text:style-name="P19">[B, B, W, _, W, B, W, B]</text:p>
      <text:p text:style-name="P19">[B, _, W, B, W, B, W, B]</text:p>
      <text:p text:style-name="P19">[_, B, W, B, W, B, W, B]</text:p>
      <text:p text:style-name="P19">[W, B, _, B, W, B, W, B]</text:p>
      <text:p text:style-name="P19">[W, B, W, B, _, B, W, B]</text:p>
      <text:p text:style-name="P19">[W, B, W, B, W, B, _, B]</text:p>
      <text:p text:style-name="P19">[W, B, W, B, W, _, B, B]</text:p>
      <text:p text:style-name="P19">[W, B, W, _, W, B, B, B]</text:p>
      <text:p text:style-name="P19">[W, _, W, B, W, B, B, B]</text:p>
      <text:p text:style-name="P19">[W, W, _, B, W, B, B, B]</text:p>
      <text:p text:style-name="P19">[W, W, W, B, _, B, B, B]</text:p>
      <text:p text:style-name="P19">Depth search: 0.079313</text:p>
      <text:p text:style-name="P19"/>
      <text:p text:style-name="P19">** BREADTH ** </text:p>
      <text:p text:style-name="P19">[B, B, B, B, _, W, W, W]</text:p>
      <text:p text:style-name="P19">[B, B, B, B, W, _, W, W]</text:p>
      <text:p text:style-name="P19">[B, B, B, _, W, B, W, W]</text:p>
      <text:p text:style-name="P19">[B, B, _, B, W, B, W, W]</text:p>
      <text:p text:style-name="P19">[B, B, W, B, _, B, W, W]</text:p>
      <text:p text:style-name="P19">[B, B, W, B, W, B, _, W]</text:p>
      <text:p text:style-name="P19">[B, B, W, B, W, B, W, _]</text:p>
      <text:p text:style-name="P19">[B, B, W, B, W, _, W, B]</text:p>
      <text:p text:style-name="P19">[B, B, W, _, W, B, W, B]</text:p>
      <text:p text:style-name="P19">[B, _, W, B, W, B, W, B]</text:p>
      <text:p text:style-name="P19"><text:soft-page-break/>[_, B, W, B, W, B, W, B]</text:p>
      <text:p text:style-name="P19">[W, B, _, B, W, B, W, B]</text:p>
      <text:p text:style-name="P19">[W, B, W, B, _, B, W, B]</text:p>
      <text:p text:style-name="P19">[W, B, W, B, W, B, _, B]</text:p>
      <text:p text:style-name="P19">[W, B, W, B, W, _, B, B]</text:p>
      <text:p text:style-name="P19">[W, B, W, _, W, B, B, B]</text:p>
      <text:p text:style-name="P19">[W, _, W, B, W, B, B, B]</text:p>
      <text:p text:style-name="P19">[W, W, _, B, W, B, B, B]</text:p>
      <text:p text:style-name="P19">[W, W, W, B, _, B, B, B]</text:p>
      <text:p text:style-name="P19">Breadth search: 0.121988</text:p>
      <text:p text:style-name="P19"/>
      <text:p text:style-name="P19">** ITERATIVE **</text:p>
      <text:p text:style-name="P19">[B, B, B, B, _, W, W, W]</text:p>
      <text:p text:style-name="P19">[B, B, B, B, W, _, W, W]</text:p>
      <text:p text:style-name="P19">[B, B, B, _, W, B, W, W]</text:p>
      <text:p text:style-name="P19">[B, B, _, B, W, B, W, W]</text:p>
      <text:p text:style-name="P19">[B, B, W, B, _, B, W, W]</text:p>
      <text:p text:style-name="P19">[B, B, W, B, W, B, _, W]</text:p>
      <text:p text:style-name="P19">[B, B, W, B, W, B, W, _]</text:p>
      <text:p text:style-name="P19">[B, B, W, B, W, _, W, B]</text:p>
      <text:p text:style-name="P19">[B, B, W, _, W, B, W, B]</text:p>
      <text:p text:style-name="P19">[B, _, W, B, W, B, W, B]</text:p>
      <text:p text:style-name="P19">[_, B, W, B, W, B, W, B]</text:p>
      <text:p text:style-name="P19">[W, B, _, B, W, B, W, B]</text:p>
      <text:p text:style-name="P19">[W, B, W, B, _, B, W, B]</text:p>
      <text:p text:style-name="P19">[W, B, W, B, W, B, _, B]</text:p>
      <text:p text:style-name="P19">[W, B, W, B, W, _, B, B]</text:p>
      <text:p text:style-name="P19">[W, B, W, _, W, B, B, B]</text:p>
      <text:p text:style-name="P19">[W, _, W, B, W, B, B, B]</text:p>
      <text:p text:style-name="P19">[W, W, _, B, W, B, B, B]</text:p>
      <text:p text:style-name="P19">[W, W, W, B, _, B, B, B]</text:p>
      <text:p text:style-name="P19">Iterative search: 0.293032</text:p>
      <text:p text:style-name="P19"/>
      <text:p text:style-name="P19">Depth search | Breadth search | Iterative search</text:p>
      <text:p text:style-name="P19">0.079313 <text:s text:c="6"/>0.121988 <text:s text:c="8"/>0.293032</text:p>
      <text:p text:style-name="P22">Yes.</text:p>
      <text:p text:style-name="P2"><text:line-break/><text:span text:style-name="T15">Выводы: </text:span></text:p>
      <text:p text:style-name="P16">В данной лабораторной работе мы научились реализовывать три варианта поиска в пространстве состояний: поиск в глубину, поиск в ширину и поиск с итеративным погружение<text:span text:style-name="T17">м.</text:span></text:p>
      <text:p text:style-name="P16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row>
          <table:table-cell table:style-name="Таблица1.A1" office:value-type="string">
            <text:p text:style-name="P24"/>
          </table:table-cell>
          <table:table-cell table:style-name="Таблица1.A1" office:value-type="string">
            <text:p text:style-name="P25">Поиск в глубину</text:p>
          </table:table-cell>
          <table:table-cell table:style-name="Таблица1.A1" office:value-type="string">
            <text:p text:style-name="P25">Поиск в ширину</text:p>
          </table:table-cell>
          <table:table-cell table:style-name="Таблица1.D1" office:value-type="string">
            <text:p text:style-name="P25">Поиск с итеративным углублением</text:p>
          </table:table-cell>
        </table:table-row>
        <table:table-row>
          <table:table-cell table:style-name="Таблица1.A2" office:value-type="string">
            <text:p text:style-name="P25">Время</text:p>
          </table:table-cell>
          <table:table-cell table:style-name="Таблица1.A2" office:value-type="string">
            <text:p text:style-name="P26">0.079313</text:p>
          </table:table-cell>
          <table:table-cell table:style-name="Таблица1.A2" office:value-type="string">
            <text:p text:style-name="P26">0.121988</text:p>
          </table:table-cell>
          <table:table-cell table:style-name="Таблица1.D2" office:value-type="string">
            <text:p text:style-name="P26">0.293032</text:p>
          </table:table-cell>
        </table:table-row>
      </table:table>
      <text:p text:style-name="P16"/>
      <text:p text:style-name="P17">Наибольшая пространственная сложность у поиска в ширину, наименьшая — у поиска в глубину. При этом самым быстрым является поиск в глубину, а самым медленным — поиск с итеративным погружением.</text:p>
      <text:p text:style-name="P17">В процессе выполнения программы циклов не возникало, все три варианта поиска выдавали одинаковые пути перемещения.</text:p>
      <text:p text:style-name="P3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sans-serif" svg:font-family="sans-serif"/>
    <style:font-face style:name="Liberation Sans1" svg:font-family="'Liberation Sans'" style:font-family-generic="swiss"/>
    <style:font-face style:name="Courier" svg:font-family="Courier" style:font-family-generic="roma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Calibri" svg:font-family="Calibri" style:font-family-generic="system" style:font-pitch="variable"/>
    <style:font-face style:name="Consolas" svg:font-family="Consola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Segoe UI" style:font-family-asian="'Segoe UI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1M45S</meta:editing-duration>
    <meta:editing-cycles>3</meta:editing-cycles>
    <meta:generator>LibreOffice/5.2.1.2$Windows_x86 LibreOffice_project/31dd62db80d4e60af04904455ec9c9219178d620</meta:generator>
    <dc:date>2016-12-02T22:54:17.520000000</dc:date>
    <meta:document-statistic meta:table-count="1" meta:image-count="0" meta:object-count="0" meta:page-count="4" meta:paragraph-count="172" meta:word-count="800" meta:character-count="4680" meta:non-whitespace-character-count="3871"/>
    <meta:user-defined meta:name="Info 1"/>
    <meta:user-defined meta:name="Info 2"/>
    <meta:user-defined meta:name="Info 3"/>
    <meta:user-defined meta:name="Info 4"/>
  </office:meta>
</office:document-meta>
</file>